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"Sandstorms can fly over this way from Deni
Desert and consume the area in an instant.
It's always a sight to behold."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